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arianne" fo:font-size="11pt" officeooo:rsid="000030de" officeooo:paragraph-rsid="000030de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Marianne" fo:font-size="11pt" officeooo:rsid="000030de" officeooo:paragraph-rsid="000030de" style:font-size-asian="11pt" style:font-size-complex="11pt"/>
    </style:style>
    <style:style style:name="P3" style:family="paragraph" style:parent-style-name="Standard">
      <style:text-properties style:font-name="Marianne" fo:font-size="11pt" officeooo:rsid="0000e2e8" officeooo:paragraph-rsid="0000e2e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Marianne" fo:font-size="11pt" officeooo:rsid="0000e2e8" officeooo:paragraph-rsid="0000e2e8" style:font-size-asian="11pt" style:font-size-complex="11pt"/>
    </style:style>
    <style:style style:name="P5" style:family="paragraph" style:parent-style-name="Standard">
      <style:text-properties style:font-name="Marianne" fo:font-size="11pt" style:text-underline-style="solid" style:text-underline-width="auto" style:text-underline-color="font-color" fo:font-weight="bold" officeooo:rsid="0000e2e8" officeooo:paragraph-rsid="0000e2e8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Marianne" fo:font-size="11pt" style:text-underline-style="solid" style:text-underline-width="auto" style:text-underline-color="font-color" fo:font-weight="bold" officeooo:rsid="00010304" officeooo:paragraph-rsid="000030de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Marianne" fo:font-size="11pt" fo:font-style="italic" fo:font-weight="bold" officeooo:rsid="000030de" officeooo:paragraph-rsid="000030de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 fo:padding="0.049cm" fo:border="0.06pt solid #000000"/>
      <style:text-properties style:font-name="Marianne" fo:font-size="16pt" fo:font-weight="bold" officeooo:rsid="000030de" officeooo:paragraph-rsid="000030de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text-properties style:font-name="Marianne" fo:font-size="11pt" officeooo:rsid="000030de" officeooo:paragraph-rsid="000030de" style:font-size-asian="11pt" style:font-size-complex="11pt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Marianne" fo:font-size="11pt" officeooo:rsid="000030de" officeooo:paragraph-rsid="000030de" style:font-size-asian="11pt" style:font-size-complex="11pt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Marianne" fo:font-size="11pt" officeooo:rsid="000030de" officeooo:paragraph-rsid="000030de" style:font-size-asian="11pt" style:font-size-complex="11pt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Marianne" fo:font-size="11pt" officeooo:rsid="000030de" officeooo:paragraph-rsid="000030de" style:font-size-asian="11pt" style:font-size-complex="11pt"/>
    </style:style>
    <style:style style:name="P13" style:family="paragraph" style:parent-style-name="Standard" style:list-style-name="L5">
      <style:paragraph-properties fo:text-align="justify" style:justify-single-word="false"/>
      <style:text-properties style:font-name="Marianne" fo:font-size="11pt" officeooo:rsid="000030de" officeooo:paragraph-rsid="000030de" style:font-size-asian="11pt" style:font-size-complex="11pt"/>
    </style:style>
    <style:style style:name="P14" style:family="paragraph" style:parent-style-name="Standard" style:list-style-name="L1">
      <style:text-properties style:font-name="Marianne" fo:font-size="11pt" officeooo:rsid="00096a43" officeooo:paragraph-rsid="00096a43" style:font-size-asian="11pt" style:font-size-complex="11pt"/>
    </style:style>
    <style:style style:name="P15" style:family="paragraph" style:parent-style-name="Standard" style:list-style-name="L6">
      <style:paragraph-properties fo:text-align="justify" style:justify-single-word="false"/>
      <style:text-properties style:font-name="Marianne" fo:font-size="11pt" officeooo:rsid="0000e2e8" officeooo:paragraph-rsid="0000e2e8" style:font-size-asian="11pt" style:font-size-complex="11pt"/>
    </style:style>
    <style:style style:name="P16" style:family="paragraph" style:parent-style-name="Standard" style:list-style-name="L7">
      <style:paragraph-properties fo:text-align="justify" style:justify-single-word="false"/>
      <style:text-properties style:font-name="Marianne" fo:font-size="11pt" officeooo:rsid="0000e2e8" officeooo:paragraph-rsid="0000e2e8" style:font-size-asian="11pt" style:font-size-complex="11pt"/>
    </style:style>
    <style:style style:name="P17" style:family="paragraph" style:parent-style-name="Standard" style:list-style-name="L6">
      <style:paragraph-properties fo:text-align="justify" style:justify-single-word="false"/>
      <style:text-properties style:font-name="Marianne" fo:font-size="11pt" officeooo:rsid="00010304" officeooo:paragraph-rsid="00010304" style:font-size-asian="11pt" style:font-size-complex="11pt"/>
    </style:style>
    <style:style style:name="P18" style:family="paragraph" style:parent-style-name="Standard" style:list-style-name="L4">
      <style:paragraph-properties fo:text-align="justify" style:justify-single-word="false"/>
      <style:text-properties officeooo:rsid="000030de" officeooo:paragraph-rsid="000030de"/>
    </style:style>
    <style:style style:name="T1" style:family="text">
      <style:text-properties officeooo:rsid="00010304"/>
    </style:style>
    <style:style style:name="T2" style:family="text">
      <style:text-properties style:font-name="Marianne" fo:font-size="11pt" style:font-size-asian="11pt" style:font-size-complex="11pt"/>
    </style:style>
    <style:style style:name="T3" style:family="text">
      <style:text-properties style:font-name="Marianne" fo:font-size="11pt" officeooo:rsid="00010304" style:font-size-asian="11pt" style:font-size-complex="11pt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officeooo:rsid="0002afc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2afc4" style:font-weight-asian="bold" style:font-weight-complex="bold"/>
    </style:style>
    <style:style style:name="T8" style:family="text">
      <style:text-properties fo:font-weight="bold" officeooo:rsid="000497a2" style:font-weight-asian="bold" style:font-weight-complex="bold"/>
    </style:style>
    <style:style style:name="T9" style:family="text">
      <style:text-properties officeooo:rsid="000557e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AME DU RAPPORT DE PHYSIONOMIE</text:p>
      <text:p text:style-name="P1"/>
      <text:p text:style-name="P6">LES CARACTERISTIQUES DU TERRITOIRE CONCERNE</text:p>
      <text:p text:style-name="P1"/>
      <text:p text:style-name="P7">Localisation géographique par rapport à la ville, délimitation du territoire, liaisons avec le reste de la ville.</text:p>
      <text:p text:style-name="P1"/>
      <text:p text:style-name="P1"><text:span text:style-name="T1">– </text:span><text:span text:style-name="T6">Type d’urbanisme</text:span></text:p>
      <text:list xml:id="list2790170915" text:style-name="L1">
        <text:list-item>
          <text:p text:style-name="P9">Quartier ancien</text:p>
        </text:list-item>
        <text:list-item>
          <text:p text:style-name="P9">Ville nouvelle</text:p>
        </text:list-item>
        <text:list-item>
          <text:p text:style-name="P9">Périphérie de ville majoritairement pavillonnaire</text:p>
        </text:list-item>
        <text:list-item>
          <text:p text:style-name="P9">Quartier d’habitat collectif</text:p>
        </text:list-item>
        <text:list-item>
          <text:p text:style-name="P14">Zone périurbaine, industrielle ou artisanale</text:p>
        </text:list-item>
      </text:list>
      <text:p text:style-name="P1"/>
      <text:p text:style-name="P1"><text:span text:style-name="T1">– </text:span><text:span text:style-name="T6">La population</text:span></text:p>
      <text:list xml:id="list852957793" text:style-name="L2">
        <text:list-item>
          <text:p text:style-name="P10">Nombre d’habitants du secteur comparé par rapport au nombre d’habitants de la ville, variation éventuelles en fonction des périodes de la journée ou de l’année,</text:p>
        </text:list-item>
        <text:list-item>
          <text:p text:style-name="P10">Caractéristiques de la population (jeune/âgée, aisée/populaire, mixité sociale, active/inactive (indiquer le taux de chômage sur zone et celui de la ville), origine de la population, existence de mouvements ou d’associations <text:span text:style-name="T5">particulièrement</text:span> importants sur le secteur.</text:p>
        </text:list-item>
      </text:list>
      <text:p text:style-name="P1"/>
      <text:p text:style-name="P1"><text:span text:style-name="T1">– </text:span><text:span text:style-name="T6">Les modes de circulation</text:span></text:p>
      <text:list xml:id="list2087083890" text:style-name="L3">
        <text:list-item>
          <text:p text:style-name="P11">état de la voirie : type de voirie, qualité de la trame urbaine (bonne/insuffisante, voirie en impasse, voirie périphérique), largeur des voies : large, normale, étroite (difficultés pour <text:span text:style-name="T1">manœuvrer</text:span> des véhicules d’un gabarit important, cars, fourgons, camions),</text:p>
        </text:list-item>
        <text:list-item>
          <text:p text:style-name="P11">les transports en commun : types, nombre de lignes, horaires des dessertes,</text:p>
        </text:list-item>
        <text:list-item>
          <text:p text:style-name="P11">stationnement sur la zone : libre/payant, sur voie publique, parking aérien/souterrain, facilité de stationnement ou non,</text:p>
        </text:list-item>
        <text:list-item>
          <text:p text:style-name="P11">problèmes spécifiques de circulation (voies semi-piétonnes, marché, horaires, jours, etc.).</text:p>
        </text:list-item>
      </text:list>
      <text:p text:style-name="P1"/>
      <text:p text:style-name="P1"><text:span text:style-name="T1">– </text:span><text:span text:style-name="T6">Présence de bâtiments ou d’aménagements spécifiques</text:span></text:p>
      <text:list xml:id="list3645943767" text:style-name="L4">
        <text:list-item>
          <text:p text:style-name="P12">bâtiments officiels (nationaux ou étrangers),</text:p>
        </text:list-item>
        <text:list-item>
          <text:p text:style-name="P12"><text:span text:style-name="T1">établissements</text:span> cultuels,</text:p>
        </text:list-item>
        <text:list-item>
          <text:p text:style-name="P12"><text:span text:style-name="T1">établissements</text:span> scolaires notamment si taille importante ou problèmes spécifiques,</text:p>
        </text:list-item>
        <text:list-item>
          <text:p text:style-name="P12">bâtiments particuliers pouvant avoir des répercussions en termes de sûreté, (ex : stade, établissement pénitentiaire, discothèque, etc.),</text:p>
        </text:list-item>
        <text:list-item>
          <text:p text:style-name="P18"><text:span text:style-name="T3">aménagements</text:span><text:span text:style-name="T2"> particuliers (</text:span><text:span text:style-name="T3">lieu</text:span><text:span text:style-name="T2"> servant à des rodéos à deux ou quatre roues, point de fixation favorisant le deal, la prostitution, etc.).</text:span></text:p>
        </text:list-item>
      </text:list>
      <text:p text:style-name="P2"/>
      <text:p text:style-name="P1"><text:span text:style-name="T1">– </text:span><text:span text:style-name="T6">L’activité du secteur</text:span></text:p>
      <text:list xml:id="list1738012229" text:style-name="L5">
        <text:list-item>
          <text:p text:style-name="P13">type d’activités du secteur (services, commerces, artisanat, industries, administration…),</text:p>
        </text:list-item>
        <text:list-item>
          <text:p text:style-name="P13">principales activités commerciales ou industrielles,</text:p>
        </text:list-item>
        <text:list-item>
          <text:p text:style-name="P13">activités pouvant entraîner des rassemblements ou des troubles (ex : lieu habituel de manifestations festives ou revendicatives, etc.).</text:p>
        </text:list-item>
      </text:list>
      <text:p text:style-name="P2"/>
      <text:p text:style-name="P1"><text:soft-page-break/></text:p>
      <text:p text:style-name="P1"/>
      <text:p text:style-name="P1"><text:span text:style-name="T5">– </text:span><text:span text:style-name="T7">Qualité urbaine</text:span></text:p>
      <text:list xml:id="list52875782" text:style-name="L6">
        <text:list-item>
          <text:p text:style-name="P15">niveau d’entretien de la voie publique, nettoyage, é<text:span text:style-name="T5">l</text:span>agage, enlèvement des ordures, des tags<text:span text:style-name="T5">, etc,</text:span></text:p>
        </text:list-item>
        <text:list-item>
          <text:p text:style-name="P15">présence de friches urbaines, terrains vagues, immeubles squattés<text:span text:style-name="T5">, etc,</text:span></text:p>
        </text:list-item>
        <text:list-item>
          <text:p text:style-name="P15">nature de l’habit<text:span text:style-name="T5">at</text:span> (collectif, individuel),</text:p>
        </text:list-item>
        <text:list-item>
          <text:p text:style-name="P15">qualité de l’habit<text:span text:style-name="T5">at</text:span> (standard régional, en réhabilitation, ancien dégradé, etc.),</text:p>
        </text:list-item>
        <text:list-item>
          <text:p text:style-name="P15">éclairage,</text:p>
        </text:list-item>
        <text:list-item>
          <text:p text:style-name="P15">niveau de surveillance de la voie publique, (surveillance naturelle, présence des forces de sécurité publique ou privée),</text:p>
        </text:list-item>
        <text:list-item>
          <text:p text:style-name="P17"><text:span text:style-name="T5">m</text:span>aillage de la vidéoprotection urbaine sur le secteur.</text:p>
        </text:list-item>
      </text:list>
      <text:p text:style-name="P3"/>
      <text:p text:style-name="P5">LES CARACTERISTIQUES DE LA DELINQUANCE</text:p>
      <text:p text:style-name="P3"/>
      <text:p text:style-name="P4"><text:span text:style-name="T1">– p</text:span>rincipaux lieux criminogènes,</text:p>
      <text:p text:style-name="P4"><text:span text:style-name="T1">– p</text:span>rincipaux délits constatés,</text:p>
      <text:p text:style-name="P4"><text:span text:style-name="T1">– m</text:span>odes opératoires courants,</text:p>
      <text:p text:style-name="P4"><text:span text:style-name="T1">– </text:span>périodes de la journée ou de l’année concernées,</text:p>
      <text:p text:style-name="P4"><text:span text:style-name="T1">– o</text:span>rigines et caractéristiques de la délinquance (du secteur, de la ville, endogène, exogène, âge, origine géographique, etc.),</text:p>
      <text:p text:style-name="P4"><text:span text:style-name="T1">– p</text:span>oints de rassemblement ou de fixation de la délinquance.</text:p>
      <text:p text:style-name="P3"/>
      <text:p text:style-name="P5"><text:span text:style-name="T1">DIFFICULTÉS</text:span> <text:span text:style-name="T1">RENCONTRÉES</text:span> PAR LES SERVICES ET MODIFICATIONS <text:span text:style-name="T1">SOUHAITÉES</text:span></text:p>
      <text:p text:style-name="P3"/>
      <text:p text:style-name="P4"><text:span text:style-name="T1">– </text:span><text:span text:style-name="T6">Toutes difficultés que peuvent rencontrer les effectifs</text:span> de terrains dans leur<text:span text:style-name="T5">s</text:span> interventions, soit en matière judiciaire, soit dans une optique de maintien de l’ordre ou de gestion de la circulation ex :</text:p>
      <text:list xml:id="list3938593338" text:style-name="L7">
        <text:list-item>
          <text:p text:style-name="P16"><text:span text:style-name="T5">pr</text:span>oblèmes d’accès sur la zone ou dans les bâtiments (pas de voirie, voirie étroite et encombrée, risque de guet-apens, problème d’accréditif pour entrer dans les immeubles et les parcs de stationnements, pas d’itinéraires sécurisés…),</text:p>
        </text:list-item>
        <text:list-item>
          <text:p text:style-name="P16"><text:span text:style-name="T5">p</text:span>roblèmes d’intervention (caillassage à partir de toit en terrasse, détection des interventions à partir de points d’observation, pas de visibilité, intervention au milieu d’une foule importante…).</text:p>
        </text:list-item>
      </text:list>
      <text:p text:style-name="P3"/>
      <text:p text:style-name="P3"><text:span text:style-name="T1">– </text:span><text:span text:style-name="T6">Solutions souhaitées par les services </text:span><text:span text:style-name="T8">territorialement compétents</text:span></text:p>
      <text:p text:style-name="P3"/>
      <text:p text:style-name="P3"/>
      <text:p text:style-name="P4"><text:span text:style-name="T4">Remarque</text:span> : cette trame est uniquement destinée à indiquer le type de renseignements nécessaire<text:span text:style-name="T9">s</text:span>. Elle peut-être enrichie par d’autres éléme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3T15:52:25.746000000</meta:creation-date>
    <meta:generator>LibreOffice/7.2.3.2$Windows_X86_64 LibreOffice_project/d166454616c1632304285822f9c83ce2e660fd92</meta:generator>
    <meta:editing-duration>P0D</meta:editing-duration>
    <meta:editing-cycles>1</meta:editing-cycles>
    <meta:document-statistic meta:table-count="0" meta:image-count="0" meta:object-count="0" meta:page-count="2" meta:paragraph-count="48" meta:word-count="551" meta:character-count="3954" meta:non-whitespace-character-count="3465"/>
  </office:meta>
</office:document-meta>
</file>